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38b" officeooo:paragraph-rsid="001a838b"/>
    </style:style>
    <style:style style:name="P2" style:family="paragraph" style:parent-style-name="Standard">
      <style:text-properties fo:font-weight="bold" officeooo:rsid="001a838b" officeooo:paragraph-rsid="001a838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storias de usuario</text:p>
      <text:p text:style-name="P2"/>
      <text:p text:style-name="P1"/>
      <text:p text:style-name="P1"><text:span text:style-name="T1">Título :</text:span> Buscar un contacto</text:p>
      <text:p text:style-name="P1"><text:span text:style-name="T1">ID :</text:span> 1</text:p>
      <text:p text:style-name="P1"><text:span text:style-name="T1">Rol </text:span>: Secretario</text:p>
      <text:p text:style-name="P1"><text:span text:style-name="T1">Caraterística/Funcionalidad :</text:span> Necesito buscar un contacto en la agenda</text:p>
      <text:p text:style-name="P1"><text:span text:style-name="T1">Razón/Resultado :</text:span> Encontrar a un contacto en la agenda<text:tab/></text:p>
      <text:p text:style-name="P2">Contexto : <text:span text:style-name="T2">En caso que el secretario tenga que encontrar a un contacto de la agenda.</text:span></text:p>
      <text:p text:style-name="P2">Evento : <text:span text:style-name="T2">cuando busques al contacto en la agenda</text:span></text:p>
      <text:p text:style-name="P2"/>
      <text:p text:style-name="P1"><text:span text:style-name="T1">Título :</text:span> Ordenar contactos</text:p>
      <text:p text:style-name="P1"><text:span text:style-name="T1">ID :</text:span> 2</text:p>
      <text:p text:style-name="P1"><text:span text:style-name="T1">Rol </text:span>: Secretario</text:p>
      <text:p text:style-name="P1"><text:span text:style-name="T1">Caraterística/Funcionalidad :</text:span> Necesito ordenar los contactos en funcion de los apellidos</text:p>
      <text:p text:style-name="P1"><text:span text:style-name="T1">Razón/Resultado :</text:span> Obtener una lista ordenada con los contactos en función de los apellidos</text:p>
      <text:p text:style-name="P2">Contexto : <text:span text:style-name="T2">En caso que el secretario tenga que encontrar a un contacto de la agenda.</text:span></text:p>
      <text:p text:style-name="P2">Evento<text:span text:style-name="T2"> : Ordenar los contactos</text:span></text:p>
      <text:p text:style-name="P2"/>
      <text:p text:style-name="P1"><text:span text:style-name="T1">Título :</text:span> Insertar nuevo contacto</text:p>
      <text:p text:style-name="P1"><text:span text:style-name="T1">ID :</text:span> 3</text:p>
      <text:p text:style-name="P1"><text:span text:style-name="T1">Rol </text:span>: </text:p>
      <text:p text:style-name="P1"><text:span text:style-name="T1">Caraterística/Funcionalidad :</text:span> Necesito buscar un contacto en la agenda</text:p>
      <text:p text:style-name="P1"><text:span text:style-name="T1">Razón/Resultado :</text:span> Encontrar a un contacto en la agenda<text:tab/></text:p>
      <text:p text:style-name="P2">Contexto : <text:span text:style-name="T2">En caso que el secretario tenga que encontrar a un contacto de la agenda.</text:span></text:p>
      <text:p text:style-name="P2">Evento <text:span text:style-name="T2">: cuando busques al contacto en la agenda</text:span></text:p>
      <text:p text:style-name="P2"/>
      <text:p text:style-name="P1"><text:span text:style-name="T1">Título :</text:span> Buscar un contacto</text:p>
      <text:p text:style-name="P1"><text:span text:style-name="T1">ID :</text:span> 1</text:p>
      <text:p text:style-name="P1"><text:span text:style-name="T1">Rol </text:span>: Secretario</text:p>
      <text:p text:style-name="P1"><text:span text:style-name="T1">Caraterística/Funcionalidad :</text:span> Necesito buscar un contacto en la agenda</text:p>
      <text:p text:style-name="P1"><text:span text:style-name="T1">Razón/Resultado :</text:span> Encontrar a un contacto en la agenda<text:tab/></text:p>
      <text:p text:style-name="P2">Contexto : <text:span text:style-name="T2">En caso que el secretario tenga que encontrar a un contacto de la agenda.</text:span></text:p>
      <text:p text:style-name="P2">Evento <text:span text:style-name="T2">: cuando busques al contacto en la agen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19:48:58.974397494</meta:creation-date>
    <dc:date>2014-11-15T20:03:53.418287173</dc:date>
    <meta:editing-duration>PT14M54S</meta:editing-duration>
    <meta:editing-cycles>1</meta:editing-cycles>
    <meta:document-statistic meta:table-count="0" meta:image-count="0" meta:object-count="0" meta:page-count="1" meta:paragraph-count="29" meta:word-count="220" meta:character-count="1273" meta:non-whitespace-character-count="1078"/>
    <meta:generator>LibreOffice/4.3.3.2$Linux_X86_64 LibreOffice_project/430m0$Build-2</meta:generator>
  </office:meta>
</office:document-meta>
</file>